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win# C:\wamp\bin\apache\Apache2.2.17\conf\httpd.conf</text:p>
      <text:p text:style-name="P1"><text:tab/>linux# /etc/httpd/conf/httpd.conf</text:p>
      <text:p text:style-name="P1"/>
      <text:p text:style-name="P1">#127.0.0.1 <text:s text:c="5"/>jobeet2.localhost</text:p>
      <text:p text:style-name="P1">NameVirtualHost 127.0.0.1:80</text:p>
      <text:p text:style-name="P1">Listen 127.0.0.1:80</text:p>
      <text:p text:style-name="P1">&lt;VirtualHost 127.0.0.1:80&gt;</text:p>
      <text:p text:style-name="P1"><text:s text:c="2"/>DocumentRoot "C:/sf2_tutorials/jobeet2/web"</text:p>
      <text:p text:style-name="P1"><text:s text:c="2"/>DirectoryIndex app.php</text:p>
      <text:p text:style-name="P1"/>
      <text:p text:style-name="P1"><text:s text:c="2"/><text:span text:style-name="T1">#Linux UBUNTU</text:span></text:p>
      <text:p text:style-name="P1"><text:s text:c="2"/>#ErrorLog /var/log/apache2/jobeet2-error.log</text:p>
      <text:p text:style-name="P1"><text:s text:c="2"/>#CustomLog /var/log/apache2/jobeet2-access.log combined</text:p>
      <text:p text:style-name="P1"><text:s text:c="4"/></text:p>
      <text:p text:style-name="P1"><text:s text:c="2"/><text:span text:style-name="T1">#Wamp Server</text:span></text:p>
      <text:p text:style-name="P1"><text:s text:c="2"/>ErrorLog C:/wamp/logs/jobeet2-error.log</text:p>
      <text:p text:style-name="P1"><text:s text:c="2"/>CustomLog C:/wamp/logs/jobeet2-access.log combined</text:p>
      <text:p text:style-name="P1"/>
      <text:p text:style-name="P1"><text:s text:c="2"/>&lt;Directory "C:/sf2_tutorials/jobeet2/web"&gt;</text:p>
      <text:p text:style-name="P1"><text:s text:c="4"/>AllowOverride All</text:p>
      <text:p text:style-name="P1"><text:s text:c="4"/>Allow from All</text:p>
      <text:p text:style-name="P1"><text:s text:c="2"/>&lt;/Directory&gt;</text:p>
      <text:p text:style-name="P1">&lt;/VirtualHost&gt;</text:p>
      <text:p text:style-name="P1"/>
      <text:p text:style-name="P1"/>
      <text:p text:style-name="P1">2.<text:tab/>C:\wamp\bin\apache\Apache2.2.17\conf\extra\httpd-vhosts.conf</text:p>
      <text:p text:style-name="P1"/>
      <text:p text:style-name="P1">#127.0.0.1 <text:s text:c="5"/>jobeet2.localhost</text:p>
      <text:p text:style-name="P1">&lt;VirtualHost 127.0.0.1:80&gt;</text:p>
      <text:p text:style-name="P1"><text:s text:c="2"/>ServerName jobeet2.localhost</text:p>
      <text:p text:style-name="P1"><text:s text:c="2"/>DocumentRoot "C:/sf2_tutorials/jobeet2/web"</text:p>
      <text:p text:style-name="P1"><text:s text:c="2"/>DirectoryIndex app.php</text:p>
      <text:p text:style-name="P1"><text:s text:c="2"/></text:p>
      <text:p text:style-name="P1"><text:s text:c="2"/><text:span text:style-name="T1">#Linux UBUNTU</text:span></text:p>
      <text:p text:style-name="P1"><text:s text:c="2"/>#ErrorLog /var/log/apache2/jobeet2-error.log</text:p>
      <text:p text:style-name="P1"><text:s text:c="2"/>#CustomLog /var/log/apache2/jobeet2-access.log combined</text:p>
      <text:p text:style-name="P1"/>
      <text:p text:style-name="P1"><text:s/><text:span text:style-name="T1"><text:s/>#Wamp Server</text:span></text:p>
      <text:p text:style-name="P1"><text:s text:c="2"/>ErrorLog C:/wamp/logs/jobeet2-error.log</text:p>
      <text:p text:style-name="P1"><text:s text:c="2"/>CustomLog C:/wamp/logs/jobeet2-access.log combined</text:p>
      <text:p text:style-name="P1"/>
      <text:p text:style-name="P1"><text:s text:c="2"/>&lt;Directory "C:/sf2_tutorials/jobeet2/web"&gt;</text:p>
      <text:p text:style-name="P1"><text:s text:c="4"/>AllowOverride All</text:p>
      <text:p text:style-name="P1"><text:s text:c="4"/>Allow from All</text:p>
      <text:p text:style-name="P1"><text:s text:c="2"/>&lt;/Directory&gt;</text:p>
      <text:p text:style-name="P1">&lt;/VirtualHost&gt;</text:p>
      <text:p text:style-name="P1"/>
      <text:p text:style-name="P1">3.<text:tab/>W katalogu C:/wamp/logs tworzymy dwa pliki:</text:p>
      <text:p text:style-name="P1"/>
      <text:p text:style-name="P1"><text:tab/>jobeet2-error.log</text:p>
      <text:p text:style-name="P1"><text:tab/>jobeet2-access.log</text:p>
      <text:p text:style-name="P1"/>
      <text:p text:style-name="P1">4.<text:tab/>win# C:/Windows/System32/drivers/etc/hosts</text:p>
      <text:p text:style-name="P1"><text:tab/>linux# /etc/hosts</text:p>
      <text:p text:style-name="P1"/>
      <text:p text:style-name="P1"><text:tab/>127.0.0.1 <text:s text:c="5"/>jobeet2.localhost</text:p>
      <text:p text:style-name="P1"/>
      <text:p text:style-name="P1"><text:tab/>Aby modyfikować "hosts" nalezy otworzyć plik przez edytor zamknąć edytor, a następnie uruchomić go jeszcze raz przez -&gt; Uruchom jako administrator</text:p>
      <text:p text:style-name="P1"><text:tab/>Aby modyfikować "hosts" nalezy włączyć edytor tekstowy poprzez -&gt; Uruchom jako administrator, a następnie przeciągnąć do edytora plik</text:p>
      <text:p text:style-name="P1"/>
      <text:p text:style-name="P2"><text:tab/>linux# sudo service httpd restart</text:p>
      <text:p text:style-name="P1"><text:soft-page-break/></text:p>
      <text:p text:style-name="P1">5.<text:tab/>Pobranie framework-a ze strony http://symfony.com/download</text:p>
      <text:p text:style-name="P1"><text:tab/>i wrzucenie do katalogu C:/sf2_tutorials/jobeet2</text:p>
      <text:p text:style-name="P1"/>
      <text:p text:style-name="P1">win</text:p>
      <text:p text:style-name="P1">$ rm -rf app/cache/*</text:p>
      <text:p text:style-name="P1">$ rm -rf app/logs/*</text:p>
      <text:p text:style-name="P1"/>
      <text:p text:style-name="P1">linux</text:p>
      <text:p text:style-name="P1">$ sudo chmod +a "www-data allow delete,write,append,file_inherit,directory_inherit" app/cache app/logs</text:p>
      <text:p text:style-name="P1">$ sudo chmod +a "`whoami` allow delete,write,append,file_inherit,directory_inherit" app/cache app/logs</text:p>
      <text:p text:style-name="P1"/>
      <text:p text:style-name="P1">6.<text:tab/>Sprawdzenie konfiguracji</text:p>
      <text:p text:style-name="P1"/>
      <text:p text:style-name="P1"><text:tab/><text:a xlink:type="simple" xlink:href="http://jobeet2.localhost/config.php">http://jobeet2.localhost/config.php</text:a></text:p>
      <text:p text:style-name="P1"><text:tab/>W pliku </text:p>
      <text:p text:style-name="Standard"><text:span text:style-name="Strong_20_Emphasis"><text:span text:style-name="T3"><text:tab/><text:tab/>C:\wamp\bin\apache\Apache2.2.17\bin\php.ini</text:span></text:span><text:span text:style-name="T3"> </text:span></text:p>
      <text:p text:style-name="P1"><text:tab/>w sekcji <text:span text:style-name="T1">[xdebug]</text:span> dodajemy następujący wpis</text:p>
      <text:p text:style-name="P1"><text:tab/>dodajemy następujący wpis</text:p>
      <text:p text:style-name="P2"><text:tab/><text:tab/>xdebug.max_nesting_level = 250</text:p>
      <text:p text:style-name="P1"/>
      <text:p text:style-name="P1">7.<text:tab/>Wchodzimy na strone: </text:p>
      <text:p text:style-name="P1"><text:tab/>http://jobeet2.localhost/app_dev.php</text:p>
      <text:p text:style-name="P1"><text:tab/>i wciskamy button: "Configure" Stworzenie bazy danych.</text:p>
      <text:p text:style-name="P1"/>
      <text:p text:style-name="Standard"><text:span text:style-name="T3"><text:tab/>Do pliku: </text:span><text:span text:style-name="Emphasis"><text:span text:style-name="T3">C:/sf2-tutorials/jobeet2/app/config/parameters.yml</text:span></text:span></text:p>
      <text:p text:style-name="P1"><text:tab/>zostaną wprowadzone następujące zmiany.</text:p>
      <text:p text:style-name="P1"/>
      <text:p text:style-name="P4"><text:tab/>parameters:</text:p>
      <text:p text:style-name="P5"><text:tab/> <text:s text:c="3"/>database_driver: pdo_mysql</text:p>
      <text:p text:style-name="P5"><text:tab/> <text:s text:c="3"/>database_host: 127.0.0.1</text:p>
      <text:p text:style-name="P5"><text:tab/> <text:s text:c="3"/>database_port: null</text:p>
      <text:p text:style-name="P5"><text:tab/> <text:s text:c="3"/>database_name: jobeet2</text:p>
      <text:p text:style-name="P5"><text:tab/> <text:s text:c="3"/>database_user: root</text:p>
      <text:p text:style-name="P5"><text:tab/> <text:s text:c="3"/>database_password: null</text:p>
      <text:p text:style-name="P5"><text:tab/> <text:s text:c="3"/>mailer_transport: <text:span text:style-name="T4">smtp</text:span></text:p>
      <text:p text:style-name="P5"><text:tab/> <text:s text:c="3"/>mailer_host: 127.0.0.1</text:p>
      <text:p text:style-name="P5"><text:tab/> <text:s text:c="3"/>mailer_user: null</text:p>
      <text:p text:style-name="P5"><text:tab/> <text:s text:c="3"/>mailer_password: null</text:p>
      <text:p text:style-name="P5"><text:tab/> <text:s text:c="3"/><text:span text:style-name="T4">locale</text:span>: <text:span text:style-name="T4">en</text:span></text:p>
      <text:p text:style-name="P5"><text:tab/> <text:s text:c="3"/>secret: c3bae821784712d08d54e86bfca2ea1b4a2ea006</text:p>
      <text:p text:style-name="P5"><text:tab/> <text:s text:c="3"/>database_path: null</text:p>
      <text:p text:style-name="P1"/>
      <text:p text:style-name="P1"><text:tab/>Do pliku: C:/sf2_tutorials/jobeet2/app/config/parameters.ini</text:p>
      <text:p text:style-name="P1"><text:tab/>zostaną wprowadzone następujące zmiany.</text:p>
      <text:p text:style-name="P1"/>
      <text:p text:style-name="P3"><text:tab/>[parameters]</text:p>
      <text:p text:style-name="P3"><text:tab/><text:tab/>database_driver="pdo_mysql"</text:p>
      <text:p text:style-name="P3"><text:tab/><text:tab/>database_host="localhost"</text:p>
      <text:p text:style-name="P3"><text:tab/><text:tab/>database_name="jobeet2"</text:p>
      <text:p text:style-name="P3"><text:tab/><text:tab/>database_user="root"</text:p>
      <text:p text:style-name="P3"><text:tab/><text:tab/>database_password=""</text:p>
      <text:p text:style-name="P3"><text:tab/><text:tab/>mailer_transport="smtp"</text:p>
      <text:p text:style-name="P3"><text:tab/><text:tab/>mailer_host="localhost"</text:p>
      <text:p text:style-name="P3"><text:tab/><text:tab/>mailer_user=""</text:p>
      <text:p text:style-name="P3"><text:tab/><text:tab/>mailer_password=""</text:p>
      <text:p text:style-name="P3"><text:tab/><text:tab/>locale="en"</text:p>
      <text:p text:style-name="P3"><text:tab/><text:tab/>secret="5c5cefc81ad9caebd88d25dc8474641ff8d0e990"</text:p>
      <text:p text:style-name="P1"/>
      <text:p text:style-name="P4"><text:span text:style-name="Emphasis"><text:span text:style-name="T3"/></text:span></text:p>
      <text:p text:style-name="P4"><text:span text:style-name="Emphasis"><text:span text:style-name="T3"/></text:span></text:p>
      <text:p text:style-name="P4"><text:span text:style-name="Emphasis"><text:span text:style-name="T3"/></text:span></text:p>
      <text:p text:style-name="P4"><text:span text:style-name="Emphasis"><text:span text:style-name="T3"/></text:span></text:p>
      <text:p text:style-name="P7"><text:soft-page-break/>8. Ustawiamy zmienne środowiskowe:</text:p>
      <text:p text:style-name="P7"/>
      <text:p text:style-name="P7">Stary-&gt;Komputer-&gt;Własności-&gt;Zawansowane ustawienia systemu-&gt;Zmienne środowiskowe-&gt;path-&gt;edytuj</text:p>
      <text:p text:style-name="P7">Dla działąnia php</text:p>
      <text:p text:style-name="P7">C:\wamp\bin\php\php5.4.16;</text:p>
      <text:p text:style-name="P7">C:\wamp\bin\mysql\mysql5.6.12\bin;</text:p>
      <text:p text:style-name="P7"/>
      <text:p text:style-name="P7">9. Dodajemy na dysku c:\UnxUtils download: http://sourceforge.net/projects/unxutils/</text:p>
      <text:p text:style-name="P7"/>
      <text:p text:style-name="P7">Ustawiamy zmienne środowiskowe:</text:p>
      <text:p text:style-name="P7">Stary-&gt;Komputer-&gt;Własności-&gt;Zawansowane ustawienia systemu-&gt;Zmienne środowiskowe-&gt;path-&gt;edytuj</text:p>
      <text:p text:style-name="P7">Dodajemy wpisy:</text:p>
      <text:p text:style-name="P7">c:\UnxUtils\bin;</text:p>
      <text:p text:style-name="P7">c:\UnxUtils\usr\local\wbin;</text:p>
      <text:p text:style-name="P6"><text:span text:style-name="Emphasis"><text:span text:style-name="T8">C:\Program Files\TortoiseSVN\bin; #tworzy się podczas instalacj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2S</meta:editing-duration>
    <meta:editing-cycles>17</meta:editing-cycles>
    <meta:generator>OpenOffice.org/3.4.1$Win32 OpenOffice.org_project/341m1$Build-9593</meta:generator>
    <dc:date>2013-09-08T22:13:40.48</dc:date>
    <meta:document-statistic meta:table-count="0" meta:image-count="0" meta:object-count="0" meta:page-count="3" meta:paragraph-count="107" meta:word-count="295" meta:character-count="3749"/>
    <meta:user-defined meta:name="Info 1"/>
    <meta:user-defined meta:name="Info 2"/>
    <meta:user-defined meta:name="Info 3"/>
    <meta:user-defined meta:name="Info 4"/>
  </office:meta>
</office:document-meta>
</file>